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 style:data-style-name="N0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 style:data-style-name="N0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 style:data-style-name="N0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 style:data-style-name="N0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 fo:background-color="transparent"/>
    </style:style>
    <style:style style:name="P7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P8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text-properties fo:language="en" fo:country="US" fo:font-weight="bold" style:font-weight-asian="bold" style:font-weight-complex="bold"/>
    </style:style>
    <style:style style:name="P11" style:family="paragraph" style:parent-style-name="Table_20_Contents">
      <style:text-properties fo:language="ru" fo:country="RU"/>
    </style:style>
    <style:style style:name="P12" style:family="paragraph" style:parent-style-name="Table_20_Contents">
      <style:text-properties fo:language="ru" fo:country="RU" fo:background-color="transparent"/>
    </style:style>
    <style:style style:name="P13" style:family="paragraph" style:parent-style-name="Table_20_Contents">
      <style:text-properties fo:language="ru" fo:country="RU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ru" fo:country="RU" fo:font-weight="bold" style:font-weight-asian="bold" style:font-weight-complex="bold"/>
    </style:style>
    <style:style style:name="P15" style:family="paragraph" style:parent-style-name="Table_20_Contents">
      <style:paragraph-properties fo:background-color="#ffff00">
        <style:background-image/>
      </style:paragraph-properties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zxx" style:country-asian="none" style:language-complex="zxx" style:country-complex="none"/>
    </style:style>
    <style:style style:name="T4" style:family="text">
      <style:text-properties fo:language="ru" fo:country="RU"/>
    </style:style>
    <style:style style:name="T5" style:family="text">
      <style:text-properties fo:background-color="#ffff00"/>
    </style:style>
    <style:style style:name="T6" style:family="text">
      <style:text-properties fo:background-color="transparent"/>
    </style:style>
    <style:style style:name="T7" style:family="text">
      <style:text-properties style:language-asian="zxx" style:country-asian="none" style:language-complex="zxx" style:country-complex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vacancy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1">
            <text:p text:style-name="P5">1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Correct values, submit (without files and candidates)</text:p>
          </table:table-cell>
        </table:table-row>
        <table:table-row>
          <table:table-cell table:style-name="Таблица2.A2" office:value-type="string">
            <text:p text:style-name="P2"><text:span text:style-name="T1">Given</text:span> </text:p>
          </table:table-cell>
          <table:table-cell table:style-name="Таблица2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ввожу корректное название вакансии в поле <text:span text:style-name="T2">«Title»</text:span></text:p>
            <text:p text:style-name="P4">И выбираю из выпадающего списка <text:span text:style-name="T2">«Industry» </text:span>направление индустрии</text:p>
            <text:p text:style-name="P4">И выбираю уровень в выпадающем списке <text:span text:style-name="T2">«Level»</text:span></text:p>
            <text:p text:style-name="P4">И выбираю город из выпадающего списка <text:span text:style-name="T2">«Location»</text:span></text:p>
            <text:p text:style-name="P8">И выбираю уровень языка в выпадающем списке <text:span text:style-name="T2">«Language level»</text:span></text:p>
            <text:p text:style-name="P4">И выбираю департамент в выпадающем списке <text:span text:style-name="T2">«Department»</text:span></text:p>
            <text:p text:style-name="P4">И выбираю команду в выпадающем списке <text:span text:style-name="T2">«Team»</text:span></text:p>
            <text:p text:style-name="P4">И ввожу зарплату в поле <text:span text:style-name="T2">«Salary»</text:span></text:p>
            <text:p text:style-name="P4">И выбираю ответственного за вакансию в выпадающем списке <text:span text:style-name="T2">«Responsible»</text:span></text:p>
            <text:p text:style-name="P7">И выбираю дату открытия вакансии в выпадающем календаре «Start date»</text:p>
            <text:p text:style-name="P7">И выбираю дату закрытия вакансии в выпадающем календаре «Deadline date»</text:p>
            <text:p text:style-name="P7">И оставляю поле с датой фактического закрытия вакансии «End date» <text:s/>пустым</text:p>
            <text:p text:style-name="P7">И выбираю статус вакансии в выпадающем списке «Status»</text:p>
            <text:p text:style-name="P7">И выбираю тип занятости в выпадающем списке «Employment type»</text:p>
            <text:p text:style-name="P7">И оставляю чекбокс <text:span text:style-name="T2">Master vacancy </text:span>пустым</text:p>
            <text:p text:style-name="P7">И оставляю поле <text:span text:style-name="T2">Count of children vacancies </text:span>пустым</text:p>
            <text:p text:style-name="P7">И оставляю чекбокс <text:span text:style-name="T2">«Add deadline to calendar» </text:span>пустым</text:p>
            <text:p text:style-name="P7">И ввожу описание вакансии в поле «Description»</text:p>
            <text:p text:style-name="P7">И нажимаю на кнопку «Submit»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Новая вакансия создана </text:p>
            <text:p text:style-name="P4">И открывается форма просмотра профиля созданной вакансии</text:p>
            <text:p text:style-name="P4">И вся информация соответствует введенной 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Scenario </text:p>
          </table:table-cell>
          <table:table-cell table:style-name="Таблица5.B1" office:value-type="float" office:value="2">
            <text:p text:style-name="P5">2</text:p>
          </table:table-cell>
        </table:table-row>
        <table:table-row>
          <table:table-cell table:style-name="Таблица5.A2" office:value-type="string">
            <text:p text:style-name="P3">Name</text:p>
          </table:table-cell>
          <table:table-cell table:style-name="Таблица5.B2" office:value-type="string">
            <text:p text:style-name="P3">Attach new candidate</text:p>
          </table:table-cell>
        </table:table-row>
        <table:table-row>
          <table:table-cell table:style-name="Таблица5.A2" office:value-type="string">
            <text:p text:style-name="P2"><text:span text:style-name="T1">Given</text:span> </text:p>
          </table:table-cell>
          <table:table-cell table:style-name="Таблица5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5.A2" office:value-type="string">
            <text:p text:style-name="P3">When</text:p>
          </table:table-cell>
          <table:table-cell table:style-name="Таблица5.B2" office:value-type="string">
            <text:p text:style-name="P7">Я нажимаю на кнопку <text:span text:style-name="T2">«New candidate»</text:span></text:p>
          </table:table-cell>
        </table:table-row>
        <table:table-row>
          <table:table-cell table:style-name="Таблица5.A2" office:value-type="string">
            <text:p text:style-name="P3">Then </text:p>
          </table:table-cell>
          <table:table-cell table:style-name="Таблица5.B2" office:value-type="string">
            <text:p text:style-name="P4">Открывается окно создания нового кандидата (3. <text:span text:style-name="T2">Candidates – Add candidate</text:span>)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cenario </text:p>
          </table:table-cell>
          <table:table-cell table:style-name="Таблица6.B1" office:value-type="string">
            <text:p text:style-name="P5">2.<text:span text:style-name="T2">1</text:span></text:p>
          </table:table-cell>
        </table:table-row>
        <table:table-row>
          <table:table-cell table:style-name="Таблица6.A2" office:value-type="string">
            <text:p text:style-name="P3">Name</text:p>
          </table:table-cell>
          <table:table-cell table:style-name="Таблица6.B2" office:value-type="string">
            <text:p text:style-name="P3">Attach new candidate, apply</text:p>
          </table:table-cell>
        </table:table-row>
        <table:table-row>
          <table:table-cell table:style-name="Таблица6.A2" office:value-type="string">
            <text:p text:style-name="P2"><text:span text:style-name="T1">Given</text:span> </text:p>
          </table:table-cell>
          <table:table-cell table:style-name="Таблица6.B2" office:value-type="string">
            <text:p text:style-name="P6">Выполнен сценарий 3</text:p>
          </table:table-cell>
        </table:table-row>
        <table:table-row>
          <table:table-cell table:style-name="Таблица6.A2" office:value-type="string">
            <text:p text:style-name="P3">When</text:p>
          </table:table-cell>
          <table:table-cell table:style-name="Таблица6.B2" office:value-type="string">
            <text:p text:style-name="P7">Я создаю нового кандидата согласно сценарию <text:s/>3. <text:span text:style-name="T2">Candidates – Add candidate —</text:span> 1</text:p>
          </table:table-cell>
        </table:table-row>
        <table:table-row>
          <table:table-cell table:style-name="Таблица6.A2" office:value-type="string">
            <text:p text:style-name="P3">Then </text:p>
          </table:table-cell>
          <table:table-cell table:style-name="Таблица6.B2" office:value-type="string">
            <text:p text:style-name="P4">Новый кандидат сохранен во внутренней базе</text:p>
            <text:p text:style-name="P4">И прикреплен к данной вакансии</text:p>
            <text:p text:style-name="P4">И установлен первый статус кандидата 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float" office:value="3">
            <text:p text:style-name="P5">3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Attach candidate from BOT</text:p>
          </table:table-cell>
        </table:table-row>
        <table:table-row>
          <table:table-cell table:style-name="Таблица7.A2" office:value-type="string">
            <text:p text:style-name="P2"><text:span text:style-name="T1">Given</text:span> </text:p>
          </table:table-cell>
          <table:table-cell table:style-name="Таблица7.B2" office:value-type="string">
            <text:p text:style-name="P6">Я на странице создания новой вакансии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7">Я нажимаю на кнопку <text:span text:style-name="T2">«Candidate from BOT»</text:span>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4">Открывается страница поиска кандидатов по внутренней базе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Scenario </text:p>
          </table:table-cell>
          <table:table-cell table:style-name="Таблица8.B1" office:value-type="float" office:value="3.1">
            <text:p text:style-name="P5">3.1</text:p>
          </table:table-cell>
        </table:table-row>
        <table:table-row>
          <table:table-cell table:style-name="Таблица8.A2" office:value-type="string">
            <text:p text:style-name="P3">Name</text:p>
          </table:table-cell>
          <table:table-cell table:style-name="Таблица8.B2" office:value-type="string">
            <text:p text:style-name="P3">Attach candidate from BOT<text:span text:style-name="T4">, </text:span>apply</text:p>
          </table:table-cell>
        </table:table-row>
        <table:table-row>
          <table:table-cell table:style-name="Таблица8.A2" office:value-type="string">
            <text:p text:style-name="P2"><text:span text:style-name="T1">Given</text:span> </text:p>
          </table:table-cell>
          <table:table-cell table:style-name="Таблица8.B2" office:value-type="string">
            <text:p text:style-name="P6">Выполнен сценарий 4</text:p>
          </table:table-cell>
        </table:table-row>
        <table:table-row>
          <table:table-cell table:style-name="Таблица8.A2" office:value-type="string">
            <text:p text:style-name="P3">When</text:p>
          </table:table-cell>
          <table:table-cell table:style-name="Таблица8.B2" office:value-type="string">
            <text:p text:style-name="P7">Я нахожу кандидата, используя сценарий 3.<text:span text:style-name="T2">Candidates search – 1</text:span></text:p>
            <text:p text:style-name="P7">И нажимаю на кнопку «<text:span text:style-name="T2">Attach to vacancy</text:span>» напротив выбранного кандидата</text:p>
          </table:table-cell>
        </table:table-row>
        <table:table-row>
          <table:table-cell table:style-name="Таблица8.A2" office:value-type="string">
            <text:p text:style-name="P3">Then </text:p>
          </table:table-cell>
          <table:table-cell table:style-name="Таблица8.B2" office:value-type="string">
            <text:p text:style-name="P4">Кандидат прикрепляется к данной вакансии</text:p>
            <text:p text:style-name="P4">И открывается страница создания вакансии</text:p>
            <text:p text:style-name="P4">И в списке прикрепленных кандидатов находится выбранный кандидат 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">Scenario </text:p>
          </table:table-cell>
          <table:table-cell table:style-name="Таблица9.B1" office:value-type="float" office:value="4">
            <text:p text:style-name="P5">4</text:p>
          </table:table-cell>
        </table:table-row>
        <table:table-row>
          <table:table-cell table:style-name="Таблица9.A2" office:value-type="string">
            <text:p text:style-name="P3">Name</text:p>
          </table:table-cell>
          <table:table-cell table:style-name="Таблица9.B2" office:value-type="string">
            <text:p text:style-name="P3">Add deadline to calendar</text:p>
          </table:table-cell>
        </table:table-row>
        <table:table-row>
          <table:table-cell table:style-name="Таблица9.A2" office:value-type="string">
            <text:p text:style-name="P2"><text:span text:style-name="T1">Given</text:span> </text:p>
          </table:table-cell>
          <table:table-cell table:style-name="Таблица9.B2" office:value-type="string">
            <text:p text:style-name="P6">Я на странице создания новой вакансии</text:p>
            <text:p text:style-name="P6">И все поля заполнены корректными данными</text:p>
          </table:table-cell>
        </table:table-row>
        <table:table-row>
          <table:table-cell table:style-name="Таблица9.A2" office:value-type="string">
            <text:p text:style-name="P3">When</text:p>
          </table:table-cell>
          <table:table-cell table:style-name="Таблица9.B2" office:value-type="string">
            <text:p text:style-name="P7">Я нажимаю на кнопку <text:span text:style-name="T2">«Submit»</text:span></text:p>
          </table:table-cell>
        </table:table-row>
        <table:table-row>
          <table:table-cell table:style-name="Таблица9.A2" office:value-type="string">
            <text:p text:style-name="P3">Then </text:p>
          </table:table-cell>
          <table:table-cell table:style-name="Таблица9.B2" office:value-type="string">
            <text:p text:style-name="P4">Открывается форма просмотра профиля созданной вакансии</text:p>
            <text:p text:style-name="P4">И в календарь событий добавляется дата закрытия вакансии 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">Scenario </text:p>
          </table:table-cell>
          <table:table-cell table:style-name="Таблица10.B1" office:value-type="float" office:value="5">
            <text:p text:style-name="P5">5</text:p>
          </table:table-cell>
        </table:table-row>
        <table:table-row>
          <table:table-cell table:style-name="Таблица10.A2" office:value-type="string">
            <text:p text:style-name="P3">Name</text:p>
          </table:table-cell>
          <table:table-cell table:style-name="Таблица10.B2" office:value-type="string">
            <text:p text:style-name="P3">Master vacancy</text:p>
          </table:table-cell>
        </table:table-row>
        <table:table-row>
          <table:table-cell table:style-name="Таблица10.A2" office:value-type="string">
            <text:p text:style-name="P2"><text:span text:style-name="T1">Given</text:span> </text:p>
          </table:table-cell>
          <table:table-cell table:style-name="Таблица10.B2" office:value-type="string">
            <text:p text:style-name="P6">Я на странице создания новой вакансии</text:p>
            <text:p text:style-name="P6">И все поля заполнены корректными данными</text:p>
          </table:table-cell>
        </table:table-row>
        <table:table-row>
          <table:table-cell table:style-name="Таблица10.A2" office:value-type="string">
            <text:p text:style-name="P3">When</text:p>
          </table:table-cell>
          <table:table-cell table:style-name="Таблица10.B2" office:value-type="string">
            <text:p text:style-name="P7">Я выбираю чекбокс <text:span text:style-name="T2">«Master vacancy»</text:span></text:p>
          </table:table-cell>
        </table:table-row>
        <table:table-row>
          <table:table-cell table:style-name="Таблица10.A2" office:value-type="string">
            <text:p text:style-name="P3">Then </text:p>
          </table:table-cell>
          <table:table-cell table:style-name="Таблица10.B2" office:value-type="string">
            <text:p text:style-name="P4">Поле <text:span text:style-name="T2">«Count of children vacancies» </text:span>становится активным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">Scenario </text:p>
          </table:table-cell>
          <table:table-cell table:style-name="Таблица11.B1" office:value-type="float" office:value="5.1">
            <text:p text:style-name="P5">5.1</text:p>
          </table:table-cell>
        </table:table-row>
        <table:table-row>
          <table:table-cell table:style-name="Таблица11.A2" office:value-type="string">
            <text:p text:style-name="P3">Name</text:p>
          </table:table-cell>
          <table:table-cell table:style-name="Таблица11.B2" office:value-type="string">
            <text:p text:style-name="P3">Master vacancy<text:span text:style-name="T4">: </text:span>submit</text:p>
          </table:table-cell>
        </table:table-row>
        <table:table-row>
          <table:table-cell table:style-name="Таблица11.A2" office:value-type="string">
            <text:p text:style-name="P2"><text:span text:style-name="T1">Given</text:span> </text:p>
          </table:table-cell>
          <table:table-cell table:style-name="Таблица11.B2" office:value-type="string">
            <text:p text:style-name="P6">Выполнен сценарий 6</text:p>
          </table:table-cell>
        </table:table-row>
        <table:table-row>
          <table:table-cell table:style-name="Таблица11.A2" office:value-type="string">
            <text:p text:style-name="P3">When</text:p>
          </table:table-cell>
          <table:table-cell table:style-name="Таблица11.B2" office:value-type="string">
            <text:p text:style-name="P7">Я ввожу <text:span text:style-name="T5">корректное</text:span> количество дочерних вакансий в поле <text:span text:style-name="T2">«Count of children vacancies» </text:span></text:p>
            <text:p text:style-name="P7">И нажимаю на кнопку <text:span text:style-name="T2">«Submit»</text:span></text:p>
          </table:table-cell>
        </table:table-row>
        <table:table-row>
          <table:table-cell table:style-name="Таблица11.A2" office:value-type="string">
            <text:p text:style-name="P3">Then </text:p>
          </table:table-cell>
          <table:table-cell table:style-name="Таблица11.B2" office:value-type="string">
            <text:p text:style-name="P4">Новая мастер-вакансия создана </text:p>
            <text:p text:style-name="P4">И создано указанное количество дочерних вакансий </text:p>
            <text:p text:style-name="P4">И открывается форма просмотра профиля созданной вакансии</text:p>
            <text:p text:style-name="P15">И в виджете <text:span text:style-name="T2">«Information» </text:span>отображаются дочерние вакансии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5.2">
            <text:p text:style-name="P5">5.2</text:p>
          </table:table-cell>
        </table:table-row>
        <text:soft-page-break/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Master vacancy<text:span text:style-name="T4">: i</text:span>nvalid input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6">Выполнен сценарий 6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7">Я ввожу <text:span text:style-name="T6">некорректное</text:span> значение в поле <text:span text:style-name="T2">«Count of children vacancies» </text:span></text:p>
            <text:p text:style-name="P7">И нажимаю на кнопку <text:span text:style-name="T2">«Submit»</text:span>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Выводится сообщение <text:span text:style-name="T2">«Invalid value»</text:span></text:p>
            <text:p text:style-name="P4">И поле <text:span text:style-name="T3">«Count of children vacancies» </text:span><text:span text:style-name="T7">выделяется красным цветом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1M35S</meta:editing-duration>
    <meta:editing-cycles>8</meta:editing-cycles>
    <meta:generator>OpenOffice/4.1.2$Win32 OpenOffice.org_project/412m3$Build-9782</meta:generator>
    <dc:date>2016-04-13T16:34:10.18</dc:date>
    <dc:creator>Юлия Сидорук</dc:creator>
    <meta:document-statistic meta:table-count="9" meta:image-count="0" meta:object-count="0" meta:page-count="3" meta:paragraph-count="125" meta:word-count="506" meta:character-count="3391"/>
    <meta:user-defined meta:name="Info 1"/>
    <meta:user-defined meta:name="Info 2"/>
    <meta:user-defined meta:name="Info 3"/>
    <meta:user-defined meta:name="Info 4"/>
  </office:meta>
</office:document-meta>
</file>